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547b8b">
      <style:paragraph-properties/>
    </style:style>
    <style:style style:family="paragraph" style:name="a2565c6">
      <style:paragraph-properties/>
    </style:style>
    <style:style style:family="table-cell" style:name="af456b5">
      <style:table-cell-properties fo:border-bottom="0.02mm solid #000000" fo:border-left="0.02mm solid #000000" fo:border-right="0.02mm solid #000000" fo:border-top="none" fo:padding-bottom="14.01mm" fo:padding-left="11.01mm" fo:padding-right="11.99mm" fo:padding-top="13.0mm"/>
    </style:style>
    <style:style style:family="paragraph" style:name="a88ff4e">
      <style:paragraph-properties/>
    </style:style>
    <style:style style:family="table-cell" style:name="a50642e">
      <style:table-cell-properties fo:border-bottom="0.02mm solid #000000" fo:border-left="0.02mm solid #000000" fo:border-right="none" fo:border-top="none" fo:padding-bottom="14.01mm" fo:padding-left="11.01mm" fo:padding-right="11.99mm" fo:padding-top="13.0mm"/>
    </style:style>
    <style:style style:family="paragraph" style:name="a807af7">
      <style:paragraph-properties/>
    </style:style>
    <style:style style:family="table-cell" style:name="ae3ae09">
      <style:table-cell-properties fo:border-bottom="0.02mm solid #000000" fo:border-left="0.02mm solid #000000" fo:border-right="0.02mm solid #000000" fo:border-top="0.02mm solid #000000" fo:padding-bottom="14.01mm" fo:padding-left="11.01mm" fo:padding-right="11.99mm" fo:padding-top="13.0mm"/>
    </style:style>
    <style:style style:family="paragraph" style:name="a8e24be">
      <style:paragraph-properties/>
    </style:style>
    <style:style style:family="table-cell" style:name="ad71975">
      <style:table-cell-properties fo:border-bottom="0.02mm solid #000000" fo:border-left="0.02mm solid #000000" fo:border-right="none" fo:border-top="0.02mm solid #000000" fo:padding-bottom="14.01mm" fo:padding-left="11.01mm" fo:padding-right="11.99mm" fo:padding-top="13.0mm"/>
    </style:style>
    <style:style style:family="table-column" style:name="ad89259">
      <style:table-column-properties style:rel-column-width="32768*"/>
    </style:style>
    <style:style style:family="table-column" style:name="a851df8">
      <style:table-column-properties style:rel-column-width="32767*"/>
    </style:style>
    <style:style style:family="table" style:name="a763603">
      <style:table-properties style:rel-width="100%"/>
    </style:style>
  </office:automatic-styles>
  <office:body>
    <office:text>
      <table:table table:style-name="a763603">
        <table:table-column table:style-name="a851df8"/>
        <table:table-column table:style-name="ad89259"/>
        <table:table-row>
          <table:table-cell table:style-name="ad71975">
            <text:p text:style-name="a8e24be">x</text:p>
          </table:table-cell>
          <table:table-cell table:style-name="ae3ae09">
            <text:p text:style-name="a807af7">y</text:p>
          </table:table-cell>
        </table:table-row>
        <table:table-row>
          <table:table-cell table:style-name="a50642e">
            <text:p text:style-name="a88ff4e">z</text:p>
          </table:table-cell>
          <table:table-cell table:style-name="af456b5">
            <text:p text:style-name="a2565c6">1</text:p>
          </table:table-cell>
        </table:table-row>
      </table:table>
      <text:p text:style-name="a547b8b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text-properties fo:country="US" fo:font-size="12.0pt" fo:language="en" style:font-size-asian="12.0pt" style:use-window-font-color="true"/>
    </style:default-style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family="paragraph" style:name="Index" style:parent-style-name="Standard">
      <style:text-properties style:font-name-complex="Mangal1"/>
    </style:style>
    <style:style style:family="paragraph" style:name="List" style:parent-style-name="Text_20_body">
      <style:text-properties style:font-name-complex="Mangal1"/>
    </style: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0</dc:date>
    <meta:editing-cycles>2</meta:editing-cycles>
    <meta:editing-duration>PT0.049S</meta:editing-duration>
  </office:meta>
</office:document-meta>
</file>